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5000002959D833171F37E8F85.jpg" manifest:media-type="image/jpeg"/>
  <manifest:file-entry manifest:full-path="Pictures/10000000000003F90000028D35CED29D37E5B3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x="8.878cm" svg:y="0.4cm" svg:width="8.55cm" svg:height="5.487cm" draw:z-index="1"><draw:image xlink:href="Pictures/10000000000003F90000028D35CED29D37E5B335.jpg" xlink:type="simple" xlink:show="embed" xlink:actuate="onLoad" loext:mime-type="image/jpeg"/></draw:frame><draw:frame draw:style-name="fr1" draw:name="Imagen1" text:anchor-type="paragraph" svg:x="-0.173cm" svg:y="0.314cm" svg:width="8.763cm" svg:height="5.629cm" draw:z-index="0"><draw:image xlink:href="Pictures/1000000000000405000002959D833171F37E8F85.jpg" xlink:type="simple" xlink:show="embed" xlink:actuate="onLoad" loext:mime-type="image/jpe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3:44:32.584187132</meta:creation-date>
    <dc:date>2021-02-12T13:51:41.201217313</dc:date>
    <meta:editing-duration>PT3M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